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 style:list-style-name="">
      <style:paragraph-properties style:text-autospace="none"/>
    </style:style>
    <style:style style:name="P5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 style:list-style-name="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 style:list-style-name="L1">
      <style:paragraph-properties style:text-autospace="none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808080"/>
    </style:style>
    <style:style style:name="T5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ff0000" style:font-name="Consolas" fo:font-size="9.5pt" style:font-name-asian="Consolas" style:font-size-asian="9.5pt" style:font-name-complex="Consolas" style:font-size-complex="9.5pt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INS</text:p>
      <text:p text:style-name="P2">1. <text:span text:style-name="T2">SELECT</text:span><text:span text:style-name="T3"> ORDERID</text:span><text:span text:style-name="T5">,</text:span><text:span text:style-name="T3"> CUSTOMERID</text:span><text:span text:style-name="T5">,</text:span><text:span text:style-name="T3"> ORDERDATE</text:span></text:p>
      <text:p text:style-name="P4"><text:span text:style-name="T3"><text:s/></text:span><text:span text:style-name="T2">FROM</text:span><text:span text:style-name="T3"> NORTHWIND</text:span><text:span text:style-name="T5">.</text:span><text:span text:style-name="T3">DBO</text:span><text:span text:style-name="T5">.</text:span><text:span text:style-name="T3">ORDERS</text:span></text:p>
      <text:p text:style-name="P4"><text:span text:style-name="T3"><text:s/></text:span><text:span text:style-name="T2">WHERE</text:span><text:span text:style-name="T3"> ORDERDATE </text:span><text:span text:style-name="T5">BETWEEN</text:span><text:span text:style-name="T3"> </text:span><text:span text:style-name="T6">'1996-07-01'</text:span><text:span text:style-name="T5">AND</text:span><text:span text:style-name="T3"> </text:span><text:span text:style-name="T6">'1997-07-01'</text:span></text:p>
      <text:p text:style-name="P5"/>
      <text:p text:style-name="P2">2.</text:p>
      <text:p text:style-name="P2"><text:span text:style-name="T2"><text:s/>SELECT</text:span><text:span text:style-name="T3"> E</text:span><text:span text:style-name="T5">.</text:span><text:span text:style-name="T3">EMPLOYEEID</text:span><text:span text:style-name="T5">,</text:span><text:span text:style-name="T3"> E</text:span><text:span text:style-name="T5">.</text:span><text:span text:style-name="T3">FIRSTNAME</text:span><text:span text:style-name="T5">,</text:span><text:span text:style-name="T3"> E</text:span><text:span text:style-name="T5">.</text:span><text:span text:style-name="T3">LASTNAME</text:span><text:span text:style-name="T5">,</text:span><text:span text:style-name="T3"> T</text:span><text:span text:style-name="T5">.</text:span><text:span text:style-name="T3">TERRITORYDESCRIPTION</text:span><text:span text:style-name="T5">,</text:span><text:span text:style-name="T3">R</text:span><text:span text:style-name="T5">.</text:span><text:span text:style-name="T3">REGIONDESCRIPTION</text:span></text:p>
      <text:p text:style-name="P4"><text:span text:style-name="T3"><text:s/></text:span><text:span text:style-name="T2">FROM</text:span><text:span text:style-name="T3"> NORTHWIND</text:span><text:span text:style-name="T5">.</text:span><text:span text:style-name="T3">DBO</text:span><text:span text:style-name="T5">.</text:span><text:span text:style-name="T3">EMPLOYEES </text:span><text:span text:style-name="T2">AS</text:span><text:span text:style-name="T3"> E</text:span></text:p>
      <text:p text:style-name="P4"><text:span text:style-name="T3"><text:s/></text:span><text:span text:style-name="T5">JOIN</text:span><text:span text:style-name="T3"> NORTHWIND</text:span><text:span text:style-name="T5">.</text:span><text:span text:style-name="T3">DBO</text:span><text:span text:style-name="T5">.</text:span><text:span text:style-name="T3">EMPLOYEETERRITORIES </text:span><text:span text:style-name="T2">AS</text:span><text:span text:style-name="T3"> ET</text:span></text:p>
      <text:p text:style-name="P4"><text:span text:style-name="T3"><text:s/></text:span><text:span text:style-name="T2">ON</text:span><text:span text:style-name="T3"> E</text:span><text:span text:style-name="T5">.</text:span><text:span text:style-name="T3">EMPLOYEEID </text:span><text:span text:style-name="T5">=</text:span><text:span text:style-name="T3"> ET</text:span><text:span text:style-name="T5">.</text:span><text:span text:style-name="T3">EMPLOYEEID</text:span></text:p>
      <text:p text:style-name="P4"><text:span text:style-name="T3"><text:s/></text:span><text:span text:style-name="T5">JOIN</text:span><text:span text:style-name="T3"> NORTHWIND</text:span><text:span text:style-name="T5">.</text:span><text:span text:style-name="T3">DBO</text:span><text:span text:style-name="T5">.</text:span><text:span text:style-name="T3">TERRITORIES </text:span><text:span text:style-name="T2">AS</text:span><text:span text:style-name="T3"> T</text:span></text:p>
      <text:p text:style-name="P4"><text:span text:style-name="T3"><text:s/></text:span><text:span text:style-name="T2">ON</text:span><text:span text:style-name="T3"> ET</text:span><text:span text:style-name="T5">.</text:span><text:span text:style-name="T3">TERRITORYID </text:span><text:span text:style-name="T5">=</text:span><text:span text:style-name="T3"> T</text:span><text:span text:style-name="T5">.</text:span><text:span text:style-name="T3">TERRITORYID</text:span></text:p>
      <text:p text:style-name="P4"><text:span text:style-name="T3"><text:s/></text:span><text:span text:style-name="T5">JOIN</text:span><text:span text:style-name="T3"> NORTHWIND</text:span><text:span text:style-name="T5">.</text:span><text:span text:style-name="T3">DBO</text:span><text:span text:style-name="T5">.</text:span><text:span text:style-name="T3">REGION </text:span><text:span text:style-name="T2">AS</text:span><text:span text:style-name="T3"> R</text:span></text:p>
      <text:p text:style-name="P4"><text:span text:style-name="T3"><text:s/></text:span><text:span text:style-name="T2">ON</text:span><text:span text:style-name="T3"> T</text:span><text:span text:style-name="T5">.</text:span><text:span text:style-name="T3">REGIONID </text:span><text:span text:style-name="T5">=</text:span><text:span text:style-name="T3"> R</text:span><text:span text:style-name="T5">.</text:span><text:span text:style-name="T3">REGIONID</text:span></text:p>
      <text:p text:style-name="P4"><text:span text:style-name="T3"><text:s/></text:span><text:span text:style-name="T2">WHERE</text:span><text:span text:style-name="T3"> REGIONDESCRIPTION </text:span><text:span text:style-name="T5">=</text:span><text:span text:style-name="T3"> </text:span><text:span text:style-name="T6">'EASTERN'</text:span><text:span text:style-name="T3"> </text:span><text:span text:style-name="T5">AND</text:span><text:span text:style-name="T3"> TERRITORYDESCRIPTION </text:span><text:span text:style-name="T5">=</text:span><text:span text:style-name="T3"> </text:span><text:span text:style-name="T6">'CAMBRIDGE'</text:span></text:p>
      <text:p text:style-name="P2"/>
      <text:p text:style-name="P2">3. (DOUBT)</text:p>
      <text:p text:style-name="P2"><text:span text:style-name="T2">SELECT</text:span><text:span text:style-name="T3"> C</text:span><text:span text:style-name="T5">.</text:span><text:span text:style-name="T3">CUSTOMERID</text:span><text:span text:style-name="T5">,</text:span><text:span text:style-name="T3">C</text:span><text:span text:style-name="T5">.</text:span><text:span text:style-name="T3">CONTACTNAME</text:span><text:span text:style-name="T5">,</text:span><text:span text:style-name="T3"> OD</text:span><text:span text:style-name="T5">.</text:span><text:span text:style-name="T3">ORDERID</text:span><text:span text:style-name="T5">,</text:span><text:span text:style-name="T3">P</text:span><text:span text:style-name="T5">.</text:span><text:span text:style-name="T3">PRODUCTNAME</text:span><text:span text:style-name="T5">,</text:span><text:span text:style-name="T3">S</text:span><text:span text:style-name="T5">.</text:span><text:span text:style-name="T3">COMPANYNAME</text:span></text:p>
      <text:p text:style-name="P4"><text:span text:style-name="T3"><text:s/></text:span><text:span text:style-name="T2">FROM</text:span><text:span text:style-name="T3"> NORTHWIND</text:span><text:span text:style-name="T5">.</text:span><text:span text:style-name="T3">DBO</text:span><text:span text:style-name="T5">.</text:span><text:span text:style-name="T3">CUSTOMERS </text:span><text:span text:style-name="T2">AS</text:span><text:span text:style-name="T3"> C</text:span></text:p>
      <text:p text:style-name="P4"><text:span text:style-name="T3"><text:s/></text:span><text:span text:style-name="T5">JOIN</text:span><text:span text:style-name="T3"> NORTHWIND</text:span><text:span text:style-name="T5">.</text:span><text:span text:style-name="T3">DBO</text:span><text:span text:style-name="T5">.</text:span><text:span text:style-name="T3">ORDERS </text:span><text:span text:style-name="T2">AS</text:span><text:span text:style-name="T3"> O</text:span></text:p>
      <text:p text:style-name="P4"><text:span text:style-name="T3"><text:s/></text:span><text:span text:style-name="T2">ON</text:span><text:span text:style-name="T3"> C</text:span><text:span text:style-name="T5">.</text:span><text:span text:style-name="T3">CUSTOMERID </text:span><text:span text:style-name="T5">=</text:span><text:span text:style-name="T3"> O</text:span><text:span text:style-name="T5">.</text:span><text:span text:style-name="T3">CUSTOMERID</text:span></text:p>
      <text:p text:style-name="P4"><text:span text:style-name="T3"><text:s/></text:span><text:span text:style-name="T5">JOIN</text:span><text:span text:style-name="T3"> NORTHWIND</text:span><text:span text:style-name="T5">.</text:span><text:span text:style-name="T3">DBO</text:span><text:span text:style-name="T5">.</text:span><text:span text:style-name="T3">ORDER_DETAILS </text:span><text:span text:style-name="T2">AS</text:span><text:span text:style-name="T3"> OD</text:span></text:p>
      <text:p text:style-name="P4"><text:span text:style-name="T3"><text:s/></text:span><text:span text:style-name="T2">ON</text:span><text:span text:style-name="T3"> O</text:span><text:span text:style-name="T5">.</text:span><text:span text:style-name="T3">ORDERID </text:span><text:span text:style-name="T5">=</text:span><text:span text:style-name="T3"> OD</text:span><text:span text:style-name="T5">.</text:span><text:span text:style-name="T3">ORDERID</text:span></text:p>
      <text:p text:style-name="P4"><text:span text:style-name="T3"><text:s/></text:span><text:span text:style-name="T5">JOIN</text:span><text:span text:style-name="T3"> NORTHWIND</text:span><text:span text:style-name="T5">.</text:span><text:span text:style-name="T3">DBO</text:span><text:span text:style-name="T5">.</text:span><text:span text:style-name="T3">PRODUCTS </text:span><text:span text:style-name="T2">AS</text:span><text:span text:style-name="T3"> P</text:span></text:p>
      <text:p text:style-name="P4"><text:span text:style-name="T3"><text:s/></text:span><text:span text:style-name="T2">ON</text:span><text:span text:style-name="T3"> OD</text:span><text:span text:style-name="T5">.</text:span><text:span text:style-name="T3">PRODUCTID </text:span><text:span text:style-name="T5">=</text:span><text:span text:style-name="T3"> P</text:span><text:span text:style-name="T5">.</text:span><text:span text:style-name="T3">PRODUCTID</text:span></text:p>
      <text:p text:style-name="P4"><text:span text:style-name="T3"><text:s/></text:span><text:span text:style-name="T5">JOIN</text:span><text:span text:style-name="T3"> NORTHWIND</text:span><text:span text:style-name="T5">.</text:span><text:span text:style-name="T3">DBO</text:span><text:span text:style-name="T5">.</text:span><text:span text:style-name="T3">SHIPPERS </text:span><text:span text:style-name="T2">AS</text:span><text:span text:style-name="T3"> S</text:span></text:p>
      <text:p text:style-name="P4"><text:span text:style-name="T3"><text:s/></text:span><text:span text:style-name="T2">ON</text:span><text:span text:style-name="T3"> O</text:span><text:span text:style-name="T5">.</text:span><text:span text:style-name="T3">SHIPVIA </text:span><text:span text:style-name="T5">=</text:span><text:span text:style-name="T3"> S</text:span><text:span text:style-name="T5">.</text:span><text:span text:style-name="T3"> SHIPPERID</text:span></text:p>
      <text:p text:style-name="P4"><text:span text:style-name="T3"><text:s/></text:span><text:span text:style-name="T2">WHERE</text:span><text:span text:style-name="T3"> COMPANYNAME </text:span><text:span text:style-name="T5">=</text:span><text:span text:style-name="T3"> </text:span><text:span text:style-name="T6">'SPEEDYEXPRESS'</text:span><text:span text:style-name="T3"> </text:span><text:span text:style-name="T5">AND</text:span><text:span text:style-name="T3"> CATEGORYNAME</text:span><text:span text:style-name="T5">=</text:span><text:span text:style-name="T3"> </text:span><text:span text:style-name="T6">'DAILY PRODUCTS'</text:span></text:p>
      <text:p text:style-name="P4"><text:span text:style-name="T3"/></text:p>
      <text:p text:style-name="P4"><text:span text:style-name="T3">4.</text:span></text:p>
      <text:p text:style-name="P4"><text:span text:style-name="T2">SELECT</text:span><text:span text:style-name="T3"> OD</text:span><text:span text:style-name="T5">.</text:span><text:span text:style-name="T3">ORDERID</text:span><text:span text:style-name="T5">,</text:span><text:span text:style-name="T3">P</text:span><text:span text:style-name="T5">.</text:span><text:span text:style-name="T3">PRODUCTNAME</text:span><text:span text:style-name="T5">,</text:span><text:span text:style-name="T3"> OD</text:span><text:span text:style-name="T5">.</text:span><text:span text:style-name="T3">UNITPRICE</text:span><text:span text:style-name="T5">,</text:span><text:span text:style-name="T3">OD</text:span><text:span text:style-name="T5">.</text:span><text:span text:style-name="T3">QUANTITY</text:span><text:span text:style-name="T5">,</text:span></text:p>
      <text:p text:style-name="P5"/>
      <text:p text:style-name="P6">CASE</text:p>
      <text:p text:style-name="P4"><text:span text:style-name="T2">WHEN</text:span><text:span text:style-name="T3"> DISCOUNT </text:span><text:span text:style-name="T5">=</text:span><text:span text:style-name="T3"> 0 </text:span><text:span text:style-name="T2">THEN</text:span><text:span text:style-name="T3"> 0.2</text:span></text:p>
      <text:p text:style-name="P4"><text:span text:style-name="T2">WHEN</text:span><text:span text:style-name="T3"> DISCOUNT </text:span><text:span text:style-name="T5">&gt;</text:span><text:span text:style-name="T3"> 0.1 </text:span><text:span text:style-name="T2">THEN</text:span><text:span text:style-name="T3"> 0.3</text:span></text:p>
      <text:p text:style-name="P4"><text:span text:style-name="T2">WHEN</text:span><text:span text:style-name="T3"> DISCOUNT </text:span><text:span text:style-name="T5">&lt;</text:span><text:span text:style-name="T3"> 0.1 </text:span><text:span text:style-name="T2">THEN</text:span><text:span text:style-name="T3"> 0.4</text:span></text:p>
      <text:p text:style-name="P4"><text:span text:style-name="T2">ELSE</text:span><text:span text:style-name="T3"> 0.6</text:span></text:p>
      <text:p text:style-name="P4"><text:span text:style-name="T2">END</text:span><text:span text:style-name="T3"> </text:span><text:span text:style-name="T2">AS</text:span><text:span text:style-name="T3"> NEW_DISCOUNT </text:span></text:p>
      <text:p text:style-name="P4"><text:span text:style-name="T2">FROM</text:span><text:span text:style-name="T3"> NORTHWIND</text:span><text:span text:style-name="T5">.</text:span><text:span text:style-name="T3">DBO</text:span><text:span text:style-name="T5">.</text:span><text:span text:style-name="T3">ORDER_DETAILS </text:span><text:span text:style-name="T2">AS</text:span><text:span text:style-name="T3"> OD</text:span></text:p>
      <text:p text:style-name="P4"><text:span text:style-name="T5">JOIN</text:span><text:span text:style-name="T3"> NORTHWIND</text:span><text:span text:style-name="T5">.</text:span><text:span text:style-name="T3">DBO</text:span><text:span text:style-name="T5">.</text:span><text:span text:style-name="T3">PRODUCTS </text:span><text:span text:style-name="T2">AS</text:span><text:span text:style-name="T3"> P</text:span></text:p>
      <text:p text:style-name="P4"><text:span text:style-name="T2">ON</text:span><text:span text:style-name="T3"> P</text:span><text:span text:style-name="T5">.</text:span><text:span text:style-name="T3">PRODUCTID </text:span><text:span text:style-name="T5">=</text:span><text:span text:style-name="T3"> OD</text:span><text:span text:style-name="T5">.</text:span><text:span text:style-name="T3">PRODUCTID</text:span></text:p>
      <text:p text:style-name="P4"><text:span text:style-name="T3"><text:s/></text:span></text:p>
      <text:list xml:id="list9201764069927309122" text:style-name="L1">
        <text:list-item>
          <text:p text:style-name="P7"><text:span text:style-name="T3">DOUBT</text:span></text:p>
        </text:list-item>
      </text:list>
      <text:p text:style-name="P3"><text:span text:style-name="T3"/></text:p>
      <text:p text:style-name="P3"><text:span text:style-name="T3">6. *</text:span></text:p>
      <text:p text:style-name="P3"><text:span text:style-name="T2">SELECT</text:span><text:span text:style-name="T3"> C</text:span><text:span text:style-name="T5">.</text:span><text:span text:style-name="T3">CUSTOMERID</text:span><text:span text:style-name="T5">,</text:span><text:span text:style-name="T3">C</text:span><text:span text:style-name="T5">.</text:span><text:span text:style-name="T3">CONTACTNAME</text:span><text:span text:style-name="T5">,</text:span><text:span text:style-name="T3">C</text:span><text:span text:style-name="T5">.</text:span><text:span text:style-name="T3">COMPANYNAME</text:span></text:p>
      <text:p text:style-name="P4"><text:span text:style-name="T2">FROM</text:span><text:span text:style-name="T3"> NORTHWIND</text:span><text:span text:style-name="T5">.</text:span><text:span text:style-name="T3">DBO</text:span><text:span text:style-name="T5">.</text:span><text:span text:style-name="T3">CUSTOMERS </text:span><text:span text:style-name="T2">AS</text:span><text:span text:style-name="T3"> C</text:span></text:p>
      <text:p text:style-name="P4"><text:span text:style-name="T5">JOIN</text:span><text:span text:style-name="T3"> NORTHWIND</text:span><text:span text:style-name="T5">.</text:span><text:span text:style-name="T3">DBO</text:span><text:span text:style-name="T5">.</text:span><text:span text:style-name="T3">ORDERS </text:span><text:span text:style-name="T2">AS</text:span><text:span text:style-name="T3"> O</text:span></text:p>
      <text:p text:style-name="P4"><text:span text:style-name="T2">ON</text:span><text:span text:style-name="T3"> C</text:span><text:span text:style-name="T5">.</text:span><text:span text:style-name="T3">CUSTOMERID </text:span><text:span text:style-name="T5">=</text:span><text:span text:style-name="T3"> O</text:span><text:span text:style-name="T5">.</text:span><text:span text:style-name="T3">CUSTOMERID</text:span></text:p>
      <text:p text:style-name="P4"><text:span text:style-name="T2">WHERE</text:span><text:span text:style-name="T3"> O</text:span><text:span text:style-name="T5">.</text:span><text:span text:style-name="T3">CUSTOMERID </text:span><text:span text:style-name="T5">IS</text:span><text:span text:style-name="T3"> </text:span><text:span text:style-name="T5">NULL</text:span><text:span text:style-name="T3"> </text:span></text:p>
      <text:p text:style-name="P4"><text:span text:style-name="T3"/></text:p>
      <text:p text:style-name="P4"><text:span text:style-name="T3">7. </text:span></text:p>
      <text:p text:style-name="P2"><text:span text:style-name="T2">SELECT</text:span><text:span text:style-name="T3"> P</text:span><text:span text:style-name="T5">.</text:span><text:span text:style-name="T3">PRODUCTNAME</text:span><text:span text:style-name="T5">,</text:span><text:span text:style-name="T3">P</text:span><text:span text:style-name="T5">.</text:span><text:span text:style-name="T3">CATEGORYID</text:span><text:span text:style-name="T5">,</text:span><text:span text:style-name="T3">P</text:span><text:span text:style-name="T5">.</text:span><text:span text:style-name="T3">UNITPRICE</text:span><text:span text:style-name="T5">,</text:span><text:span text:style-name="T3">P</text:span><text:span text:style-name="T5">.</text:span><text:span text:style-name="T3">UNITSINSTOCK</text:span><text:span text:style-name="T5">,</text:span><text:span text:style-name="T3">P</text:span><text:span text:style-name="T5">.</text:span><text:span text:style-name="T3">UNITSONORDER</text:span><text:span text:style-name="T5">,</text:span><text:span text:style-name="T3">P</text:span><text:span text:style-name="T5">.</text:span><text:span text:style-name="T3">REORDERLEVEL</text:span><text:span text:style-name="T5">,</text:span></text:p>
      <text:p text:style-name="P4"><text:span text:style-name="T3">S</text:span><text:span text:style-name="T5">.</text:span><text:span text:style-name="T3">COMPANYNAME </text:span><text:span text:style-name="T2">AS</text:span><text:span text:style-name="T3"> SUPPLIER</text:span><text:span text:style-name="T5">,</text:span><text:span text:style-name="T3"> S</text:span><text:span text:style-name="T5">.</text:span><text:span text:style-name="T3">CONTACTNAME </text:span><text:span text:style-name="T2">AS</text:span><text:span text:style-name="T3"> SUPPLIER_NAME</text:span><text:span text:style-name="T5">,</text:span><text:span text:style-name="T3"> S</text:span><text:span text:style-name="T5">.</text:span><text:span text:style-name="T2">ADDRESS</text:span><text:span text:style-name="T3"> </text:span><text:span text:style-name="T2">AS</text:span><text:span text:style-name="T3"> SUPPLIER_ADDRESS</text:span><text:span text:style-name="T5">,</text:span><text:span text:style-name="T3"> S</text:span><text:span text:style-name="T5">.</text:span><text:span text:style-name="T3">PHONE </text:span><text:span text:style-name="T2">AS</text:span><text:span text:style-name="T3"> SUPPLIER_PHONE</text:span><text:span text:style-name="T5">,</text:span></text:p>
      <text:p text:style-name="P6">CASE</text:p>
      <text:p text:style-name="P4"><text:span text:style-name="T2">WHEN</text:span><text:span text:style-name="T3"> DISCONTINUED </text:span><text:span text:style-name="T5">=</text:span><text:span text:style-name="T3"> 0 </text:span><text:span text:style-name="T2">THEN</text:span><text:span text:style-name="T3"> </text:span><text:span text:style-name="T6">'SUPPLIER EXISTS'</text:span></text:p>
      <text:p text:style-name="P4"><text:span text:style-name="T2">ELSE</text:span><text:span text:style-name="T3"> </text:span><text:span text:style-name="T6">'NOT EXISTS'</text:span></text:p>
      <text:p text:style-name="P4"><text:span text:style-name="T2">END</text:span><text:span text:style-name="T3"> </text:span><text:span text:style-name="T2">AS</text:span><text:span text:style-name="T3"> SUPPLIER_EXISTENCE</text:span></text:p>
      <text:p text:style-name="P4"><text:span text:style-name="T2">FROM</text:span><text:span text:style-name="T3"> NORTHWIND</text:span><text:span text:style-name="T5">.</text:span><text:span text:style-name="T3">DBO</text:span><text:span text:style-name="T5">.</text:span><text:span text:style-name="T3">PRODUCTS P</text:span></text:p>
      <text:p text:style-name="P4"><text:span text:style-name="T5">LEFT</text:span><text:span text:style-name="T3"> </text:span><text:span text:style-name="T5">JOIN</text:span><text:span text:style-name="T3"> NORTHWIND</text:span><text:span text:style-name="T5">.</text:span><text:span text:style-name="T3">DBO</text:span><text:span text:style-name="T5">.</text:span><text:span text:style-name="T3">SUPPLIERS S</text:span></text:p>
      <text:p text:style-name="P4"><text:span text:style-name="T2">ON</text:span><text:span text:style-name="T3"> P</text:span><text:span text:style-name="T5">.</text:span><text:span text:style-name="T3">SUPPLIERID </text:span><text:span text:style-name="T5">=</text:span><text:span text:style-name="T3"> S</text:span><text:span text:style-name="T5">.</text:span><text:span text:style-name="T3">SUPPLIERID</text:span></text:p>
      <text:p text:style-name="P4"><text:span text:style-name="T3"/></text:p>
      <text:p text:style-name="P4"><text:soft-page-break/><text:span text:style-name="T3">8.</text:span></text:p>
      <text:p text:style-name="P4"><text:span text:style-name="T2">SELECT</text:span><text:span text:style-name="T3"> </text:span><text:span text:style-name="T5">*</text:span><text:span text:style-name="T3"> </text:span><text:span text:style-name="T2">FROM </text:span><text:span text:style-name="T5">(</text:span><text:span text:style-name="T2">SELECT</text:span><text:span text:style-name="T3"> P</text:span><text:span text:style-name="T5">.</text:span><text:span text:style-name="T3">PRODUCTNAME</text:span><text:span text:style-name="T5">,</text:span><text:span text:style-name="T3">P</text:span><text:span text:style-name="T5">.</text:span><text:span text:style-name="T3">CATEGORYID</text:span><text:span text:style-name="T5">,</text:span><text:span text:style-name="T3">P</text:span><text:span text:style-name="T5">.</text:span><text:span text:style-name="T3">UNITPRICE</text:span><text:span text:style-name="T5">,</text:span><text:span text:style-name="T3">P</text:span><text:span text:style-name="T5">.</text:span><text:span text:style-name="T3">UNITSINSTOCK</text:span><text:span text:style-name="T5">,</text:span><text:span text:style-name="T3">P</text:span><text:span text:style-name="T5">.</text:span><text:span text:style-name="T3">UNITSONORDER</text:span><text:span text:style-name="T5">,</text:span><text:span text:style-name="T3">P</text:span><text:span text:style-name="T5">.</text:span><text:span text:style-name="T3">REORDERLEVEL</text:span><text:span text:style-name="T5">,</text:span></text:p>
      <text:p text:style-name="P4"><text:span text:style-name="T3">S</text:span><text:span text:style-name="T5">.</text:span><text:span text:style-name="T3">COMPANYNAME </text:span><text:span text:style-name="T2">AS</text:span><text:span text:style-name="T3"> SUPPLIER</text:span><text:span text:style-name="T5">,</text:span><text:span text:style-name="T3"> S</text:span><text:span text:style-name="T5">.</text:span><text:span text:style-name="T3">CONTACTNAME </text:span><text:span text:style-name="T2">AS</text:span><text:span text:style-name="T3"> SUPPLIER_NAME</text:span><text:span text:style-name="T5">,</text:span><text:span text:style-name="T3"> S</text:span><text:span text:style-name="T5">.</text:span><text:span text:style-name="T2">ADDRESS</text:span><text:span text:style-name="T3"> </text:span><text:span text:style-name="T2">AS</text:span><text:span text:style-name="T3"> SUPPLIER_ADDRESS</text:span><text:span text:style-name="T5">,</text:span><text:span text:style-name="T3"> S</text:span><text:span text:style-name="T5">.</text:span><text:span text:style-name="T3">PHONE </text:span><text:span text:style-name="T2">AS</text:span><text:span text:style-name="T3"> SUPPLIER_PHONE</text:span><text:span text:style-name="T5">,</text:span></text:p>
      <text:p text:style-name="P6">CASE</text:p>
      <text:p text:style-name="P4"><text:span text:style-name="T2">WHEN</text:span><text:span text:style-name="T3"> DISCONTINUED </text:span><text:span text:style-name="T5">=</text:span><text:span text:style-name="T3"> 0 </text:span><text:span text:style-name="T2">THEN</text:span><text:span text:style-name="T3"> </text:span><text:span text:style-name="T6">'SUPPLIER EXISTS'</text:span></text:p>
      <text:p text:style-name="P4"><text:span text:style-name="T2">ELSE</text:span><text:span text:style-name="T3"> </text:span><text:span text:style-name="T6">'NOT EXISTS'</text:span></text:p>
      <text:p text:style-name="P4"><text:span text:style-name="T2">END</text:span><text:span text:style-name="T3"> </text:span><text:span text:style-name="T2">AS</text:span><text:span text:style-name="T3"> SUPPLIER_EXISTENCE</text:span></text:p>
      <text:p text:style-name="P4"><text:span text:style-name="T2">FROM</text:span><text:span text:style-name="T3"> NORTHWIND</text:span><text:span text:style-name="T5">.</text:span><text:span text:style-name="T3">DBO</text:span><text:span text:style-name="T5">.</text:span><text:span text:style-name="T3">PRODUCTS P</text:span></text:p>
      <text:p text:style-name="P4"><text:span text:style-name="T5">LEFT</text:span><text:span text:style-name="T3"> </text:span><text:span text:style-name="T5">JOIN</text:span><text:span text:style-name="T3"> NORTHWIND</text:span><text:span text:style-name="T5">.</text:span><text:span text:style-name="T3">DBO</text:span><text:span text:style-name="T5">.</text:span><text:span text:style-name="T3">SUPPLIERS S</text:span></text:p>
      <text:p text:style-name="P4"><text:span text:style-name="T2">ON</text:span><text:span text:style-name="T3"> P</text:span><text:span text:style-name="T5">.</text:span><text:span text:style-name="T3">SUPPLIERID </text:span><text:span text:style-name="T5">=</text:span><text:span text:style-name="T3"> S</text:span><text:span text:style-name="T5">.</text:span><text:span text:style-name="T3">SUPPLIERID</text:span><text:span text:style-name="T5">)</text:span><text:span text:style-name="T3"> </text:span><text:span text:style-name="T2">AS</text:span><text:span text:style-name="T3"> A</text:span></text:p>
      <text:p text:style-name="P4"><text:span text:style-name="T2">WHERE</text:span><text:span text:style-name="T3"> SUPPLIER_EXISTENCE </text:span><text:span text:style-name="T5">=</text:span><text:span text:style-name="T3"> </text:span><text:span text:style-name="T6">'SUPPLIER EXISTS'</text:span></text:p>
      <text:p text:style-name="P4"><text:span text:style-name="T3"/></text:p>
      <text:p text:style-name="P4"><text:span text:style-name="T3">9</text:span></text:p>
      <text:p text:style-name="P4"><text:span text:style-name="T2">SELECT</text:span><text:span text:style-name="T3"> E</text:span><text:span text:style-name="T5">.</text:span><text:span text:style-name="T3">FIRSTNAME </text:span><text:span text:style-name="T2">AS</text:span><text:span text:style-name="T3"> EMPLOYEE_NAME</text:span><text:span text:style-name="T5">,</text:span><text:span text:style-name="T3"> M</text:span><text:span text:style-name="T5">.</text:span><text:span text:style-name="T3">FIRSTNAME </text:span><text:span text:style-name="T2">AS</text:span><text:span text:style-name="T3"> MANAGER_NAME</text:span></text:p>
      <text:p text:style-name="P4"><text:span text:style-name="T2">FROM</text:span><text:span text:style-name="T3"> NORTHWIND</text:span><text:span text:style-name="T5">.</text:span><text:span text:style-name="T3">DBO</text:span><text:span text:style-name="T5">.</text:span><text:span text:style-name="T3">EMPLOYEES M</text:span></text:p>
      <text:p text:style-name="P4"><text:span text:style-name="T5">JOIN</text:span><text:span text:style-name="T3"> NORTHWIND</text:span><text:span text:style-name="T5">.</text:span><text:span text:style-name="T3">DBO</text:span><text:span text:style-name="T5">.</text:span><text:span text:style-name="T3">EMPLOYEES E</text:span></text:p>
      <text:p text:style-name="P4"><text:span text:style-name="T2">ON</text:span><text:span text:style-name="T3"> E</text:span><text:span text:style-name="T5">.</text:span><text:span text:style-name="T3">REPORTSTO </text:span><text:span text:style-name="T5">=</text:span><text:span text:style-name="T3"> M</text:span><text:span text:style-name="T5">.</text:span><text:span text:style-name="T3">EMPLOYEEID</text:span></text:p>
      <text:p text:style-name="P5"/>
      <text:p text:style-name="P5">10.</text:p>
      <text:p text:style-name="P5"><text:span text:style-name="T1">SELECT</text:span> E<text:span text:style-name="T4">.</text:span>FIRSTNAME <text:span text:style-name="T1">AS</text:span> EMPLOYEE_NAME<text:span text:style-name="T4">,</text:span> M<text:span text:style-name="T4">.</text:span>FIRSTNAME <text:span text:style-name="T1">AS</text:span> MANAGER_NAME</text:p>
      <text:p text:style-name="P4"><text:span text:style-name="T2">FROM</text:span><text:span text:style-name="T3"> NORTHWIND</text:span><text:span text:style-name="T5">.</text:span><text:span text:style-name="T3">DBO</text:span><text:span text:style-name="T5">.</text:span><text:span text:style-name="T3">EMPLOYEES M</text:span></text:p>
      <text:p text:style-name="P4"><text:span text:style-name="T5">RIGHT</text:span><text:span text:style-name="T3"> </text:span><text:span text:style-name="T5">JOIN</text:span><text:span text:style-name="T3"> NORTHWIND</text:span><text:span text:style-name="T5">.</text:span><text:span text:style-name="T3">DBO</text:span><text:span text:style-name="T5">.</text:span><text:span text:style-name="T3">EMPLOYEES E</text:span></text:p>
      <text:p text:style-name="P4"><text:span text:style-name="T2">ON</text:span><text:span text:style-name="T3"> E</text:span><text:span text:style-name="T5">.</text:span><text:span text:style-name="T3">REPORTSTO </text:span><text:span text:style-name="T5">=</text:span><text:span text:style-name="T3"> M</text:span><text:span text:style-name="T5">.</text:span><text:span text:style-name="T3">EMPLOYEEID</text:span></text:p>
      <text:p text:style-name="P4"><text:span text:style-name="T2">WHERE</text:span><text:span text:style-name="T3"> M</text:span><text:span text:style-name="T5">.</text:span><text:span text:style-name="T3">FIRSTNAME </text:span><text:span text:style-name="T5">IS</text:span><text:span text:style-name="T3"> </text:span><text:span text:style-name="T5">NULL</text:span></text:p>
      <text:p text:style-name="P5"/>
      <text:p text:style-name="P4"><text:span text:style-name="T3">11.</text:span></text:p>
      <text:p text:style-name="P4"><text:span text:style-name="T2">SELECT</text:span><text:span text:style-name="T3"> </text:span><text:span text:style-name="T5">*</text:span><text:span text:style-name="T3"> </text:span><text:span text:style-name="T2">FROM</text:span><text:span text:style-name="T3"> NORTHWIND</text:span><text:span text:style-name="T5">.</text:span><text:span text:style-name="T3">DBO</text:span><text:span text:style-name="T5">.</text:span><text:span text:style-name="T3">CUSTOMERS </text:span><text:span text:style-name="T2">AS</text:span><text:span text:style-name="T3"> C</text:span></text:p>
      <text:p text:style-name="P4"><text:span text:style-name="T2">WHERE</text:span><text:span text:style-name="T3"> C</text:span><text:span text:style-name="T5">.</text:span><text:span text:style-name="T3">CUSTOMERID </text:span><text:span text:style-name="T5">IN</text:span><text:span text:style-name="T2"> </text:span><text:span text:style-name="T5">(</text:span></text:p>
      <text:p text:style-name="P4"><text:span text:style-name="T2">SELECT</text:span><text:span text:style-name="T3"> O</text:span><text:span text:style-name="T5">.</text:span><text:span text:style-name="T3">CUSTOMERID </text:span><text:span text:style-name="T2">FROM</text:span><text:span text:style-name="T3"> NORTHWIND</text:span><text:span text:style-name="T5">.</text:span><text:span text:style-name="T3">DBO</text:span><text:span text:style-name="T5">.</text:span><text:span text:style-name="T3">ORDERS O</text:span></text:p>
      <text:p text:style-name="P4"><text:span text:style-name="T5">JOIN</text:span><text:span text:style-name="T3"> NORTHWIND</text:span><text:span text:style-name="T5">.</text:span><text:span text:style-name="T3">DBO</text:span><text:span text:style-name="T5">.</text:span><text:span text:style-name="T3">EMPLOYEES E</text:span></text:p>
      <text:p text:style-name="P4"><text:span text:style-name="T2">ON</text:span><text:span text:style-name="T3"> O</text:span><text:span text:style-name="T5">.</text:span><text:span text:style-name="T3">EMPLOYEEID </text:span><text:span text:style-name="T5">=</text:span><text:span text:style-name="T3"> E</text:span><text:span text:style-name="T5">.</text:span><text:span text:style-name="T3">EMPLOYEEID</text:span></text:p>
      <text:p text:style-name="P4"><text:span text:style-name="T2">WHERE</text:span><text:span text:style-name="T3"> E</text:span><text:span text:style-name="T5">.</text:span><text:span text:style-name="T3">TITLE </text:span><text:span text:style-name="T5">IN</text:span><text:span text:style-name="T2"> </text:span><text:span text:style-name="T5">(</text:span><text:span text:style-name="T6">'SALES REPRESNTATIVE'</text:span><text:span text:style-name="T5">)</text:span><text:span text:style-name="T3"> </text:span><text:span text:style-name="T5">AND</text:span><text:span text:style-name="T2"> </text:span><text:span text:style-name="T5">(</text:span><text:span text:style-name="T3">O</text:span><text:span text:style-name="T5">.</text:span><text:span text:style-name="T3">ORDERDATE</text:span><text:span text:style-name="T5">&gt;</text:span><text:span text:style-name="T6">'1996-10-03'</text:span><text:span text:style-name="T5">)</text:span><text:span text:style-name="T3"> </text:span><text:span text:style-name="T5">AND</text:span><text:span text:style-name="T2"> </text:span><text:span text:style-name="T5">(</text:span><text:span text:style-name="T3">O</text:span><text:span text:style-name="T5">.</text:span><text:span text:style-name="T3">SHIPPEDDATE</text:span><text:span text:style-name="T5">&lt;</text:span><text:span text:style-name="T6">'1997-09-30'</text:span><text:span text:style-name="T5">))</text:span><text:span text:style-name="T3"> </text:span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MYA SREE</meta:initial-creator>
    <meta:creation-date>2019-12-20T15:38:05.24</meta:creation-date>
    <dc:date>2019-12-20T19:24:29.44</dc:date>
    <dc:creator>RAMYA SREE</dc:creator>
    <meta:editing-duration>PT1H15M33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2" meta:paragraph-count="84" meta:word-count="330" meta:character-count="2894"/>
  </office:meta>
</office:document-meta>
</file>